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rtWriter.AbstractRepor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rtWriter.archiveDire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portWriter.getTar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rtWriter.setTargetDirectory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rtWriter.getDa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portWriter.makeDire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